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378cm"/>
    </style:style>
    <style:style style:name="co2" style:family="table-column">
      <style:table-column-properties fo:break-before="auto" style:column-width="3.17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.48cm" fo:break-before="auto" style:use-optimal-row-height="true"/>
    </style:style>
    <style:style style:name="ro3" style:family="table-row">
      <style:table-row-properties style:row-height="0.49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Entrega">
      <style:table-properties table:display="true" style:writing-mode="lr-tb"/>
    </style:style>
    <style:style style:name="ce1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efefe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ntrega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4" table:default-cell-style-name="ce4"/>
        <table:table-column table:style-name="co2" table:number-columns-repeated="999" table:default-cell-style-name="Default"/>
        <table:table-row table:style-name="ro1">
          <table:table-cell table:style-name="ce1" office:value-type="string" calcext:value-type="string">
            <text:p>Item a verificar</text:p>
          </table:table-cell>
          <table:table-cell table:style-name="ce1" office:value-type="string" calcext:value-type="string">
            <text:p>Avaliaçã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á evidências de que o plano de projeto foi revisto? Responda não caso tenha havido mudanças nos compromissos ou na situação do projeto e ainda assim não exista uma nova versão apropriada do plano.</text:p>
          </table:table-cell>
          <table:table-cell table:style-name="ce5" office:value-type="string" calcext:value-type="string">
            <text:p>NA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A velocidade (ou produtividade) foi estimada?</text:p>
          </table:table-cell>
          <table:table-cell table:style-name="ce5" office:value-type="string" calcext:value-type="string">
            <text:p>P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oi definido corretamente o escopo da Sprint, com a definição clara da Backlog da Sprint? A determinação das estórias a incluir no backlog foi feita por meio de estimativas?</text:p>
          </table:table-cell>
          <table:table-cell table:style-name="ce5" office:value-type="string" calcext:value-type="string">
            <text:p>L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 cronograma foi definido de acordo com o padrão, incluindo a definição do Quadro de Tarefas? Todas as tarefas esperadas do projeto foram incluídas no Quadro de Tarefas?</text:p>
          </table:table-cell>
          <table:table-cell table:style-name="ce5" office:value-type="string" calcext:value-type="string">
            <text:p>N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Os riscos foram revistos?</text:p>
          </table:table-cell>
          <table:table-cell table:style-name="ce5" office:value-type="string" calcext:value-type="string">
            <text:p>N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ota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22"/>
        </table:table-row>
        <table:table-row table:style-name="ro4" table:number-rows-repeated="98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0/00/0000</text:date>, <text:time style:data-style-name="N2" text:time-value="19:00:39.4278280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trega" style:display-name="PageStyle_Entreg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8-05-22T19:01:37.946968828</dc:date>
    <dc:creator>patricia </dc:creator>
    <meta:editing-duration>PT9M18S</meta:editing-duration>
    <meta:editing-cycles>4</meta:editing-cycles>
    <meta:document-statistic meta:table-count="1" meta:cell-count="14" meta:object-count="0"/>
  </office:meta>
</office:document-meta>
</file>